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4pt" style:font-name-asian="WenQuanYi Micro Hei" style:font-size-asian="14pt" style:font-size-complex="14pt"/>
    </style:style>
    <style:style style:name="P2" style:family="paragraph" style:parent-style-name="Standard">
      <style:text-properties style:font-name="WenQuanYi Micro Hei" fo:font-size="14pt" officeooo:paragraph-rsid="001f1927" style:font-name-asian="WenQuanYi Micro Hei" style:font-size-asian="14pt" style:font-size-complex="14pt"/>
    </style:style>
    <style:style style:name="P3" style:family="paragraph" style:parent-style-name="Standard">
      <style:text-properties style:font-name="WenQuanYi Micro Hei" fo:font-size="14pt" officeooo:paragraph-rsid="002af55e" style:font-name-asian="WenQuanYi Micro Hei" style:font-size-asian="14pt" style:font-size-complex="14pt"/>
    </style:style>
    <style:style style:name="P4" style:family="paragraph" style:parent-style-name="Standard">
      <style:text-properties style:font-name="WenQuanYi Micro Hei" fo:font-size="14pt" officeooo:paragraph-rsid="00372582" style:font-name-asian="WenQuanYi Micro Hei" style:font-size-asian="14pt" style:font-size-complex="14pt"/>
    </style:style>
    <style:style style:name="P5" style:family="paragraph" style:parent-style-name="Standard">
      <style:text-properties style:font-name="WenQuanYi Micro Hei" fo:font-size="14pt" officeooo:rsid="001af7d6" officeooo:paragraph-rsid="001af7d6" style:font-name-asian="WenQuanYi Micro Hei" style:font-size-asian="14pt" style:font-size-complex="14pt"/>
    </style:style>
    <style:style style:name="P6" style:family="paragraph" style:parent-style-name="Standard">
      <style:text-properties style:font-name="WenQuanYi Micro Hei" fo:font-size="14pt" officeooo:rsid="003ac396" officeooo:paragraph-rsid="003ac396" style:font-name-asian="WenQuanYi Micro Hei" style:font-size-asian="14pt" style:font-size-complex="14pt"/>
    </style:style>
    <style:style style:name="P7" style:family="paragraph" style:parent-style-name="Standard">
      <style:text-properties style:font-name="WenQuanYi Micro Hei" fo:font-size="14pt" officeooo:paragraph-rsid="003bc89e" style:font-name-asian="WenQuanYi Micro Hei" style:font-size-asian="14pt" style:font-size-complex="14pt"/>
    </style:style>
    <style:style style:name="P8" style:family="paragraph" style:parent-style-name="Standard">
      <style:text-properties style:font-name="WenQuanYi Micro Hei" fo:font-size="14pt" officeooo:paragraph-rsid="00466506" style:font-name-asian="WenQuanYi Micro Hei" style:font-size-asian="14pt" style:font-size-complex="14pt"/>
    </style:style>
    <style:style style:name="P9" style:family="paragraph" style:parent-style-name="Standard">
      <style:text-properties style:font-name="WenQuanYi Micro Hei" fo:font-size="14pt" officeooo:paragraph-rsid="004a38a1" style:font-name-asian="WenQuanYi Micro Hei" style:font-size-asian="14pt" style:font-size-complex="14pt"/>
    </style:style>
    <style:style style:name="P10" style:family="paragraph" style:parent-style-name="Standard">
      <style:text-properties style:font-name="WenQuanYi Micro Hei" fo:font-size="14pt" officeooo:paragraph-rsid="004b85e0" style:font-name-asian="WenQuanYi Micro Hei" style:font-size-asian="14pt" style:font-size-complex="14pt"/>
    </style:style>
    <style:style style:name="P11" style:family="paragraph" style:parent-style-name="Standard">
      <style:text-properties style:font-name="WenQuanYi Micro Hei" fo:font-size="14pt" officeooo:paragraph-rsid="004d2fa7" style:font-name-asian="WenQuanYi Micro Hei" style:font-size-asian="14pt" style:font-size-complex="14pt"/>
    </style:style>
    <style:style style:name="P12" style:family="paragraph" style:parent-style-name="Standard">
      <style:text-properties style:font-name="WenQuanYi Micro Hei" fo:font-size="14pt" officeooo:paragraph-rsid="006b0061" style:font-name-asian="WenQuanYi Micro Hei" style:font-size-asian="14pt" style:font-size-complex="14pt"/>
    </style:style>
    <style:style style:name="P13" style:family="paragraph" style:parent-style-name="Standard">
      <style:text-properties style:font-name="WenQuanYi Micro Hei" fo:font-size="14pt" officeooo:paragraph-rsid="007f0d27" style:font-name-asian="WenQuanYi Micro Hei" style:font-size-asian="14pt" style:font-size-complex="14pt"/>
    </style:style>
    <style:style style:name="P14" style:family="paragraph" style:parent-style-name="Standard">
      <style:text-properties style:font-name="WenQuanYi Micro Hei" fo:font-size="14pt" officeooo:rsid="00466506" officeooo:paragraph-rsid="00466506" style:font-name-asian="WenQuanYi Micro Hei" style:font-size-asian="14pt" style:font-size-complex="14pt"/>
    </style:style>
    <style:style style:name="P15" style:family="paragraph" style:parent-style-name="Standard">
      <style:text-properties style:font-name="WenQuanYi Micro Hei" fo:font-size="14pt" officeooo:rsid="006b0061" officeooo:paragraph-rsid="006b0061" style:font-name-asian="WenQuanYi Micro Hei" style:font-size-asian="14pt" style:font-size-complex="14pt"/>
    </style:style>
    <style:style style:name="P16" style:family="paragraph" style:parent-style-name="Standard">
      <style:paragraph-properties fo:background-color="#e6e6ff">
        <style:background-image/>
      </style:paragraph-properties>
      <style:text-properties style:font-name="WenQuanYi Micro Hei" fo:font-size="14pt" officeooo:rsid="002a33b0" officeooo:paragraph-rsid="002a33b0" style:font-name-asian="WenQuanYi Micro Hei" style:font-size-asian="14pt" style:font-size-complex="14pt"/>
    </style:style>
    <style:style style:name="P17" style:family="paragraph" style:parent-style-name="Standard">
      <style:paragraph-properties fo:background-color="#e6e6ff">
        <style:background-image/>
      </style:paragraph-properties>
      <style:text-properties style:font-name="WenQuanYi Micro Hei" fo:font-size="14pt" officeooo:rsid="0032e810" officeooo:paragraph-rsid="0032e810" style:font-name-asian="WenQuanYi Micro Hei" style:font-size-asian="14pt" style:font-size-complex="14pt"/>
    </style:style>
    <style:style style:name="P18" style:family="paragraph" style:parent-style-name="Standard">
      <style:paragraph-properties fo:background-color="#e6e6ff">
        <style:background-image/>
      </style:paragraph-properties>
      <style:text-properties style:font-name="WenQuanYi Micro Hei" fo:font-size="14pt" officeooo:rsid="003859f4" officeooo:paragraph-rsid="003859f4" style:font-name-asian="WenQuanYi Micro Hei" style:font-size-asian="14pt" style:font-size-complex="14pt"/>
    </style:style>
    <style:style style:name="P19" style:family="paragraph" style:parent-style-name="Standard">
      <style:paragraph-properties fo:background-color="#e6e6ff">
        <style:background-image/>
      </style:paragraph-properties>
      <style:text-properties style:font-name="WenQuanYi Micro Hei" fo:font-size="14pt" officeooo:rsid="00391e8b" officeooo:paragraph-rsid="00391e8b" style:font-name-asian="WenQuanYi Micro Hei" style:font-size-asian="14pt" style:font-size-complex="14pt"/>
    </style:style>
    <style:style style:name="P20" style:family="paragraph" style:parent-style-name="Standard">
      <style:paragraph-properties fo:background-color="#e6e6ff">
        <style:background-image/>
      </style:paragraph-properties>
      <style:text-properties style:font-name="WenQuanYi Micro Hei" fo:font-size="14pt" officeooo:rsid="003eca2f" officeooo:paragraph-rsid="003eca2f" style:font-name-asian="WenQuanYi Micro Hei" style:font-size-asian="14pt" style:font-size-complex="14pt"/>
    </style:style>
    <style:style style:name="P21" style:family="paragraph" style:parent-style-name="Standard">
      <style:paragraph-properties fo:background-color="#e6e6ff">
        <style:background-image/>
      </style:paragraph-properties>
      <style:text-properties style:font-name="WenQuanYi Micro Hei" fo:font-size="14pt" officeooo:rsid="00400ced" officeooo:paragraph-rsid="00400ced" style:font-name-asian="WenQuanYi Micro Hei" style:font-size-asian="14pt" style:font-size-complex="14pt"/>
    </style:style>
    <style:style style:name="P22" style:family="paragraph" style:parent-style-name="Standard">
      <style:paragraph-properties fo:background-color="#e6e6ff">
        <style:background-image/>
      </style:paragraph-properties>
      <style:text-properties style:font-name="WenQuanYi Micro Hei" fo:font-size="14pt" officeooo:rsid="00825a18" officeooo:paragraph-rsid="00825a18" style:font-name-asian="WenQuanYi Micro Hei" style:font-size-asian="14pt" style:font-size-complex="14pt"/>
    </style:style>
    <style:style style:name="P23" style:family="paragraph" style:parent-style-name="Standard">
      <style:paragraph-properties fo:background-color="#e6e6ff">
        <style:background-image/>
      </style:paragraph-properties>
      <style:text-properties style:font-name="WenQuanYi Micro Hei" fo:font-size="14pt" officeooo:rsid="0056c47b" officeooo:paragraph-rsid="0056c47b" style:font-name-asian="WenQuanYi Micro Hei" style:font-size-asian="14pt" style:font-size-complex="14pt"/>
    </style:style>
    <style:style style:name="P24" style:family="paragraph" style:parent-style-name="Standard">
      <style:paragraph-properties fo:background-color="#e6e6ff">
        <style:background-image/>
      </style:paragraph-properties>
      <style:text-properties style:font-name="WenQuanYi Micro Hei" fo:font-size="14pt" officeooo:rsid="005f61a1" officeooo:paragraph-rsid="005f61a1" style:font-name-asian="WenQuanYi Micro Hei" style:font-size-asian="14pt" style:font-size-complex="14pt"/>
    </style:style>
    <style:style style:name="P25" style:family="paragraph" style:parent-style-name="Standard">
      <style:paragraph-properties fo:background-color="#e6e6ff">
        <style:background-image/>
      </style:paragraph-properties>
      <style:text-properties style:font-name="WenQuanYi Micro Hei" fo:font-size="14pt" officeooo:rsid="00610489" officeooo:paragraph-rsid="00610489" style:font-name-asian="WenQuanYi Micro Hei" style:font-size-asian="14pt" style:font-size-complex="14pt"/>
    </style:style>
    <style:style style:name="P26" style:family="paragraph" style:parent-style-name="Standard">
      <style:paragraph-properties fo:background-color="#e6e6ff">
        <style:background-image/>
      </style:paragraph-properties>
      <style:text-properties style:font-name="WenQuanYi Micro Hei" fo:font-size="14pt" officeooo:rsid="007596b5" officeooo:paragraph-rsid="007596b5" style:font-name-asian="WenQuanYi Micro Hei" style:font-size-asian="14pt" style:font-size-complex="14pt"/>
    </style:style>
    <style:style style:name="P27" style:family="paragraph" style:parent-style-name="Standard">
      <style:paragraph-properties fo:background-color="#e6e6ff">
        <style:background-image/>
      </style:paragraph-properties>
      <style:text-properties style:font-name="WenQuanYi Micro Hei" fo:font-size="14pt" officeooo:rsid="007795d7" officeooo:paragraph-rsid="007795d7" style:font-name-asian="WenQuanYi Micro Hei" style:font-size-asian="14pt" style:font-size-complex="14pt"/>
    </style:style>
    <style:style style:name="P28" style:family="paragraph" style:parent-style-name="Standard">
      <style:paragraph-properties fo:background-color="#e6e6ff">
        <style:background-image/>
      </style:paragraph-properties>
      <style:text-properties style:font-name="WenQuanYi Micro Hei" fo:font-size="14pt" officeooo:rsid="007b453b" officeooo:paragraph-rsid="007b453b" style:font-name-asian="WenQuanYi Micro Hei" style:font-size-asian="14pt" style:font-size-complex="14pt"/>
    </style:style>
    <style:style style:name="P29" style:family="paragraph" style:parent-style-name="Standard">
      <style:paragraph-properties fo:background-color="#e6e6ff">
        <style:background-image/>
      </style:paragraph-properties>
      <style:text-properties style:font-name="WenQuanYi Micro Hei" fo:font-size="14pt" officeooo:rsid="007cc82f" officeooo:paragraph-rsid="007cc82f" style:font-name-asian="WenQuanYi Micro Hei" style:font-size-asian="14pt" style:font-size-complex="14pt"/>
    </style:style>
    <style:style style:name="P30" style:family="paragraph" style:parent-style-name="Standard">
      <style:paragraph-properties fo:break-before="page"/>
      <style:text-properties style:font-name="WenQuanYi Micro Hei" fo:font-size="14pt" officeooo:rsid="006ff17d" officeooo:paragraph-rsid="006b0061" style:font-name-asian="WenQuanYi Micro Hei" style:font-size-asian="14pt" style:font-size-complex="14pt"/>
    </style:style>
    <style:style style:name="P31" style:family="paragraph" style:parent-style-name="Standard">
      <style:text-properties style:font-name="WenQuanYi Micro Hei" fo:font-size="14pt" officeooo:rsid="00683111" style:font-name-asian="WenQuanYi Micro Hei" style:font-size-asian="14pt" style:font-size-complex="14pt"/>
    </style:style>
    <style:style style:name="P32" style:family="paragraph" style:parent-style-name="Standard">
      <style:text-properties style:font-name="WenQuanYi Micro Hei" fo:font-size="14pt" officeooo:rsid="00683111" officeooo:paragraph-rsid="00853bb5" style:font-name-asian="WenQuanYi Micro Hei" style:font-size-asian="14pt" style:font-size-complex="14pt"/>
    </style:style>
    <style:style style:name="P33" style:family="paragraph" style:parent-style-name="Standard">
      <style:text-properties style:font-name="WenQuanYi Micro Hei" fo:font-size="14pt" officeooo:rsid="00683111" officeooo:paragraph-rsid="008937bf" style:font-name-asian="WenQuanYi Micro Hei" style:font-size-asian="14pt" style:font-size-complex="14pt"/>
    </style:style>
    <style:style style:name="P34" style:family="paragraph" style:parent-style-name="Standard">
      <style:text-properties style:font-name="WenQuanYi Micro Hei" fo:font-size="14pt" officeooo:rsid="00683111" officeooo:paragraph-rsid="008bae4b" style:font-name-asian="WenQuanYi Micro Hei" style:font-size-asian="14pt" style:font-size-complex="14pt"/>
    </style:style>
    <style:style style:name="P35" style:family="paragraph" style:parent-style-name="Standard">
      <style:text-properties style:font-name="WenQuanYi Micro Hei" fo:font-size="14pt" officeooo:rsid="00683111" officeooo:paragraph-rsid="008d715d" style:font-name-asian="WenQuanYi Micro Hei" style:font-size-asian="14pt" style:font-size-complex="14pt"/>
    </style:style>
    <style:style style:name="P36" style:family="paragraph" style:parent-style-name="Standard">
      <style:text-properties style:font-name="WenQuanYi Micro Hei" fo:font-size="14pt" officeooo:rsid="007c72b0" officeooo:paragraph-rsid="0094d76e" style:font-name-asian="WenQuanYi Micro Hei" style:font-size-asian="14pt" style:font-size-complex="14pt"/>
    </style:style>
    <style:style style:name="P37" style:family="paragraph" style:parent-style-name="Standard">
      <style:paragraph-properties fo:background-color="#e6e6ff">
        <style:background-image/>
      </style:paragraph-properties>
      <style:text-properties style:font-name="WenQuanYi Micro Hei" fo:font-size="14pt" officeooo:rsid="00683111" officeooo:paragraph-rsid="0085bd03" style:font-name-asian="WenQuanYi Micro Hei" style:font-size-asian="14pt" style:font-size-complex="14pt"/>
    </style:style>
    <style:style style:name="P38" style:family="paragraph" style:parent-style-name="Standard">
      <style:paragraph-properties fo:background-color="#e6e6ff">
        <style:background-image/>
      </style:paragraph-properties>
      <style:text-properties style:font-name="WenQuanYi Micro Hei" fo:font-size="14pt" officeooo:rsid="00683111" officeooo:paragraph-rsid="0086f195" style:font-name-asian="WenQuanYi Micro Hei" style:font-size-asian="14pt" style:font-size-complex="14pt"/>
    </style:style>
    <style:style style:name="P39" style:family="paragraph" style:parent-style-name="Standard">
      <style:paragraph-properties fo:background-color="#e6e6ff">
        <style:background-image/>
      </style:paragraph-properties>
      <style:text-properties style:font-name="WenQuanYi Micro Hei" fo:font-size="14pt" officeooo:rsid="00683111" officeooo:paragraph-rsid="0088155c" style:font-name-asian="WenQuanYi Micro Hei" style:font-size-asian="14pt" style:font-size-complex="14pt"/>
    </style:style>
    <style:style style:name="P40" style:family="paragraph" style:parent-style-name="Standard">
      <style:paragraph-properties fo:background-color="#e6e6ff">
        <style:background-image/>
      </style:paragraph-properties>
      <style:text-properties style:font-name="WenQuanYi Micro Hei" fo:font-size="14pt" officeooo:rsid="00683111" officeooo:paragraph-rsid="008bae4b" style:font-name-asian="WenQuanYi Micro Hei" style:font-size-asian="14pt" style:font-size-complex="14pt"/>
    </style:style>
    <style:style style:name="P41" style:family="paragraph" style:parent-style-name="Standard">
      <style:paragraph-properties fo:background-color="#e6e6ff">
        <style:background-image/>
      </style:paragraph-properties>
      <style:text-properties style:font-name="WenQuanYi Micro Hei" fo:font-size="14pt" officeooo:rsid="007fa432" officeooo:paragraph-rsid="0094d76e" style:font-name-asian="WenQuanYi Micro Hei" style:font-size-asian="14pt" style:font-size-complex="14pt"/>
    </style:style>
    <style:style style:name="P42" style:family="paragraph" style:parent-style-name="Standard">
      <style:paragraph-properties fo:background-color="#e6e6ff">
        <style:background-image/>
      </style:paragraph-properties>
      <style:text-properties style:font-name="WenQuanYi Micro Hei" fo:font-size="14pt" officeooo:rsid="007c72b0" officeooo:paragraph-rsid="00964a7f" style:font-name-asian="WenQuanYi Micro Hei" style:font-size-asian="14pt" style:font-size-complex="14pt"/>
    </style:style>
    <style:style style:name="T1" style:family="text">
      <style:text-properties officeooo:rsid="001af7d6"/>
    </style:style>
    <style:style style:name="T2" style:family="text">
      <style:text-properties officeooo:rsid="0021cbba"/>
    </style:style>
    <style:style style:name="T3" style:family="text">
      <style:text-properties officeooo:rsid="0022a8b7"/>
    </style:style>
    <style:style style:name="T4" style:family="text">
      <style:text-properties officeooo:rsid="0024e0e9"/>
    </style:style>
    <style:style style:name="T5" style:family="text">
      <style:text-properties officeooo:rsid="0024e147"/>
    </style:style>
    <style:style style:name="T6" style:family="text">
      <style:text-properties officeooo:rsid="00269244"/>
    </style:style>
    <style:style style:name="T7" style:family="text">
      <style:text-properties officeooo:rsid="0028450c"/>
    </style:style>
    <style:style style:name="T8" style:family="text">
      <style:text-properties officeooo:rsid="002af55e"/>
    </style:style>
    <style:style style:name="T9" style:family="text">
      <style:text-properties officeooo:rsid="002bcd08"/>
    </style:style>
    <style:style style:name="T10" style:family="text">
      <style:text-properties officeooo:rsid="002c13f7"/>
    </style:style>
    <style:style style:name="T11" style:family="text">
      <style:text-properties officeooo:rsid="002c28fb"/>
    </style:style>
    <style:style style:name="T12" style:family="text">
      <style:text-properties officeooo:rsid="002d8cdf"/>
    </style:style>
    <style:style style:name="T13" style:family="text">
      <style:text-properties officeooo:rsid="00311732"/>
    </style:style>
    <style:style style:name="T14" style:family="text">
      <style:text-properties officeooo:rsid="00340f74"/>
    </style:style>
    <style:style style:name="T15" style:family="text">
      <style:text-properties officeooo:rsid="00346ff1"/>
    </style:style>
    <style:style style:name="T16" style:family="text">
      <style:text-properties officeooo:rsid="0034a56c"/>
    </style:style>
    <style:style style:name="T17" style:family="text">
      <style:text-properties officeooo:rsid="003574d4"/>
    </style:style>
    <style:style style:name="T18" style:family="text">
      <style:text-properties officeooo:rsid="00372582"/>
    </style:style>
    <style:style style:name="T19" style:family="text">
      <style:text-properties officeooo:rsid="0037a64d"/>
    </style:style>
    <style:style style:name="T20" style:family="text">
      <style:text-properties officeooo:rsid="0037e4f1"/>
    </style:style>
    <style:style style:name="T21" style:family="text">
      <style:text-properties officeooo:rsid="003859f4"/>
    </style:style>
    <style:style style:name="T22" style:family="text">
      <style:text-properties officeooo:rsid="003bc89e"/>
    </style:style>
    <style:style style:name="T23" style:family="text">
      <style:text-properties officeooo:rsid="0042ced4"/>
    </style:style>
    <style:style style:name="T24" style:family="text">
      <style:text-properties officeooo:rsid="00448248"/>
    </style:style>
    <style:style style:name="T25" style:family="text">
      <style:text-properties officeooo:rsid="00466506"/>
    </style:style>
    <style:style style:name="T26" style:family="text">
      <style:text-properties officeooo:rsid="00481dff"/>
    </style:style>
    <style:style style:name="T27" style:family="text">
      <style:text-properties officeooo:rsid="0049bd53"/>
    </style:style>
    <style:style style:name="T28" style:family="text">
      <style:text-properties officeooo:rsid="004a38a1"/>
    </style:style>
    <style:style style:name="T29" style:family="text">
      <style:text-properties officeooo:rsid="004b85e0"/>
    </style:style>
    <style:style style:name="T30" style:family="text">
      <style:text-properties officeooo:rsid="004cbe3d"/>
    </style:style>
    <style:style style:name="T31" style:family="text">
      <style:text-properties officeooo:rsid="004d2d0f"/>
    </style:style>
    <style:style style:name="T32" style:family="text">
      <style:text-properties officeooo:rsid="004d2fa7"/>
    </style:style>
    <style:style style:name="T33" style:family="text">
      <style:text-properties officeooo:rsid="004f258f"/>
    </style:style>
    <style:style style:name="T34" style:family="text">
      <style:text-properties officeooo:rsid="0050e368"/>
    </style:style>
    <style:style style:name="T35" style:family="text">
      <style:text-properties officeooo:rsid="005170bd"/>
    </style:style>
    <style:style style:name="T36" style:family="text">
      <style:text-properties officeooo:rsid="0051ef5f"/>
    </style:style>
    <style:style style:name="T37" style:family="text">
      <style:text-properties officeooo:rsid="00531dfa"/>
    </style:style>
    <style:style style:name="T38" style:family="text">
      <style:text-properties officeooo:rsid="0054e057"/>
    </style:style>
    <style:style style:name="T39" style:family="text">
      <style:text-properties officeooo:rsid="00583aac"/>
    </style:style>
    <style:style style:name="T40" style:family="text">
      <style:text-properties officeooo:rsid="0059c2b0"/>
    </style:style>
    <style:style style:name="T41" style:family="text">
      <style:text-properties officeooo:rsid="0062184e"/>
    </style:style>
    <style:style style:name="T42" style:family="text">
      <style:text-properties officeooo:rsid="0063310a"/>
    </style:style>
    <style:style style:name="T43" style:family="text">
      <style:text-properties officeooo:rsid="0064fb74"/>
    </style:style>
    <style:style style:name="T44" style:family="text">
      <style:text-properties officeooo:rsid="0066a962"/>
    </style:style>
    <style:style style:name="T45" style:family="text">
      <style:text-properties officeooo:rsid="0066c2f8"/>
    </style:style>
    <style:style style:name="T46" style:family="text">
      <style:text-properties officeooo:rsid="00683111"/>
    </style:style>
    <style:style style:name="T47" style:family="text">
      <style:text-properties officeooo:rsid="0068facf"/>
    </style:style>
    <style:style style:name="T48" style:family="text">
      <style:text-properties officeooo:rsid="006a4a96"/>
    </style:style>
    <style:style style:name="T49" style:family="text">
      <style:text-properties officeooo:rsid="006b0061"/>
    </style:style>
    <style:style style:name="T50" style:family="text">
      <style:text-properties officeooo:rsid="006c94f9"/>
    </style:style>
    <style:style style:name="T51" style:family="text">
      <style:text-properties officeooo:rsid="006d8e45"/>
    </style:style>
    <style:style style:name="T52" style:family="text">
      <style:text-properties officeooo:rsid="006daadc"/>
    </style:style>
    <style:style style:name="T53" style:family="text">
      <style:text-properties officeooo:rsid="006df6ea"/>
    </style:style>
    <style:style style:name="T54" style:family="text">
      <style:text-properties officeooo:rsid="006fc3d6"/>
    </style:style>
    <style:style style:name="T55" style:family="text">
      <style:text-properties officeooo:rsid="006ff17d"/>
    </style:style>
    <style:style style:name="T56" style:family="text">
      <style:text-properties officeooo:rsid="0073b399"/>
    </style:style>
    <style:style style:name="T57" style:family="text">
      <style:text-properties officeooo:rsid="00755891"/>
    </style:style>
    <style:style style:name="T58" style:family="text">
      <style:text-properties officeooo:rsid="007c72b0"/>
    </style:style>
    <style:style style:name="T59" style:family="text">
      <style:text-properties officeooo:rsid="007d2639"/>
    </style:style>
    <style:style style:name="T60" style:family="text">
      <style:text-properties officeooo:rsid="007fa432"/>
    </style:style>
    <style:style style:name="T61" style:family="text">
      <style:text-properties officeooo:rsid="007fc869"/>
    </style:style>
    <style:style style:name="T62" style:family="text">
      <style:text-properties officeooo:rsid="008085a0"/>
    </style:style>
    <style:style style:name="T63" style:family="text">
      <style:text-properties officeooo:rsid="00853bb5"/>
    </style:style>
    <style:style style:name="T64" style:family="text">
      <style:text-properties officeooo:rsid="0085bd03"/>
    </style:style>
    <style:style style:name="T65" style:family="text">
      <style:text-properties officeooo:rsid="0086f195"/>
    </style:style>
    <style:style style:name="T66" style:family="text">
      <style:text-properties officeooo:rsid="0088155c"/>
    </style:style>
    <style:style style:name="T67" style:family="text">
      <style:text-properties officeooo:rsid="008937bf"/>
    </style:style>
    <style:style style:name="T68" style:family="text">
      <style:text-properties officeooo:rsid="008bae4b"/>
    </style:style>
    <style:style style:name="T69" style:family="text">
      <style:text-properties officeooo:rsid="008d715d"/>
    </style:style>
    <style:style style:name="T70" style:family="text">
      <style:text-properties officeooo:rsid="00919e8b"/>
    </style:style>
    <style:style style:name="T71" style:family="text">
      <style:text-properties officeooo:rsid="0094d76e"/>
    </style:style>
    <style:style style:name="T72" style:family="text">
      <style:text-properties officeooo:rsid="00964a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消息队列、信号量、共享存储是IPC进程间通信的三种形式，它们功能不同，但有一些相似点，下面先介绍它们相类似的特征，然后再逐一说明。</text:p>
      <text:p text:style-name="P5">1、相似点</text:p>
      <text:p text:style-name="P2"><text:span text:style-name="T1">每个内核中的IPC结构（消息队列、信号量、共享存储）都用一个非负整数的标识符加以引用，与文件描述符不同，当一个IPC结构被创建，以后又被删除时，与这种结构相关的标识符连续加</text:span><text:span text:style-name="T2">1，直至达到一个整型数的最大正直，然后又回转到</text:span><text:span text:style-name="T3">0。标识符是IPC对象的内部名，还有一个外部名称为键，数据类型是key_t</text:span><text:span text:style-name="T5">，用于多个合作进程能够在同一IPC对象上会合</text:span><text:span text:style-name="T6">，键由内核转换成标识符</text:span><text:span text:style-name="T4">。ftok函数可以把一个路径名和一个项目ID转换为一个键</text:span><text:span text:style-name="T7">，如下：</text:span></text:p>
      <text:p text:style-name="P16">#include &lt;sys/ipc.h&gt; </text:p>
      <text:p text:style-name="P16"/>
      <text:p text:style-name="P16">key_t ftok(const char *pathname, int proj_id);</text:p>
      <text:p text:style-name="P3"><text:span text:style-name="T1">消息队列、信号量及共享存储都有自己的get函数</text:span><text:span text:style-name="T8">，msgget</text:span><text:span text:style-name="T9">、semget及shmget</text:span><text:span text:style-name="T10">，它们创建IPC结构的方法类似，通常由服务器进程创建</text:span><text:span text:style-name="T11">。</text:span></text:p>
      <text:p text:style-name="P3"><text:span text:style-name="T11">每一个IPC结构都设置了一个</text:span><text:span text:style-name="T12">ipc_perm结构，该结构规定了权限和所有者</text:span><text:span text:style-name="T13">：</text:span></text:p>
      <text:p text:style-name="P17">struct ipc_perm { </text:p>
      <text:p text:style-name="P17"><text:s text:c="15"/>key_t <text:s text:c="9"/>__key; <text:s text:c="6"/>/* Key supplied to msgget(2) */ </text:p>
      <text:p text:style-name="P17"><text:s text:c="15"/>uid_t <text:s text:c="9"/>uid; <text:s text:c="8"/>/* Effective UID of owner */ </text:p>
      <text:p text:style-name="P17"><text:s text:c="15"/>gid_t <text:s text:c="9"/>gid; <text:s text:c="8"/>/* Effective GID of owner */ </text:p>
      <text:p text:style-name="P17"><text:s text:c="15"/>uid_t <text:s text:c="9"/>cuid; <text:s text:c="7"/>/* Effective UID of creator */ </text:p>
      <text:p text:style-name="P17"><text:s text:c="15"/>gid_t <text:s text:c="9"/>cgid; <text:s text:c="7"/>/* Effective GID of creator */ </text:p>
      <text:p text:style-name="P17"><text:s text:c="15"/>unsigned short mode; <text:s text:c="7"/>/* Permissions */ </text:p>
      <text:p text:style-name="P17"><text:s text:c="15"/>unsigned short __seq; <text:s text:c="6"/>/* Sequence number */ </text:p>
      <text:p text:style-name="P17">};</text:p>
      <text:p text:style-name="P1">在创建IPC结构时<text:span text:style-name="T14">，对所有字段都赋初值</text:span><text:span text:style-name="T15">，以后可以调用msgctl、semctl及shmctl修改uid、gid和mode字段，为了改变这些值</text:span><text:span text:style-name="T16">，调用进程必须是IPC结构的创建者或超级用户</text:span><text:span text:style-name="T17">。</text:span></text:p>
      <text:p text:style-name="P4"><text:span text:style-name="T1">消息队列、信号量、共享存储都有自己的内置限制</text:span><text:span text:style-name="T18">，这些限制的大多数可以通过重新配置内核而加以更改</text:span><text:span text:style-name="T20">，如sysctl命令</text:span><text:span text:style-name="T19">。在Linux中</text:span><text:span text:style-name="T21">，可以运行“ipcs -l”命令查看相关的限制，如下：</text:span></text:p>
      <text:p text:style-name="P18">$ipcs -l</text:p>
      <text:p text:style-name="P19">------ Shared Memory Limits -------- </text:p>
      <text:p text:style-name="P19">max number of segments = 4096 </text:p>
      <text:p text:style-name="P19">max seg size (kbytes) = 32768 </text:p>
      <text:p text:style-name="P19"><text:soft-page-break/>max total shared memory (kbytes) = 8388608 </text:p>
      <text:p text:style-name="P19">min seg size (bytes) = 1 </text:p>
      <text:p text:style-name="P19"/>
      <text:p text:style-name="P19">------ Semaphore Limits -------- </text:p>
      <text:p text:style-name="P19">max number of arrays = 128 </text:p>
      <text:p text:style-name="P19">max semaphores per array = 250 </text:p>
      <text:p text:style-name="P19">max semaphores system wide = 32000 </text:p>
      <text:p text:style-name="P19">max ops per semop call = 32 </text:p>
      <text:p text:style-name="P19">semaphore max value = 32767 </text:p>
      <text:p text:style-name="P19"/>
      <text:p text:style-name="P19">------ Messages Limits -------- </text:p>
      <text:p text:style-name="P19">max queues system wide = 31844 </text:p>
      <text:p text:style-name="P19">max size of message (bytes) = 8192 </text:p>
      <text:p text:style-name="P19">default max size of queue (bytes) = 16384</text:p>
      <text:p text:style-name="P6">2、消息队列</text:p>
      <text:p text:style-name="P20">#include &lt;sys/types.h&gt; </text:p>
      <text:p text:style-name="P20">#include &lt;sys/ipc.h&gt; </text:p>
      <text:p text:style-name="P20">#include &lt;sys/msg.h&gt; </text:p>
      <text:p text:style-name="P20"/>
      <text:p text:style-name="P20">int msgget(key_t key, int msgflg);</text:p>
      <text:p text:style-name="P20">int msgctl(int msqid, int cmd, struct msqid_ds *buf);</text:p>
      <text:p text:style-name="P21">int msgsnd(int msqid, const void *msgp, size_t msgsz, int msgflg); </text:p>
      <text:p text:style-name="P21">ssize_t msgrcv(int msqid, void *msgp, size_t msgsz, long msgtyp, </text:p>
      <text:p text:style-name="P21"><text:s text:c="22"/>int msgflg); </text:p>
      <text:p text:style-name="P21"/>
      <text:p text:style-name="P20">struct msqid_ds { </text:p>
      <text:p text:style-name="P20"><text:s text:c="15"/>struct ipc_perm msg_perm; <text:s text:c="4"/>/* Ownership and permissions */ </text:p>
      <text:p text:style-name="P20"><text:s text:c="15"/>time_t <text:s text:c="9"/>msg_stime; <text:s text:c="3"/>/* Time of last msgsnd(2) */ </text:p>
      <text:p text:style-name="P20"><text:s text:c="15"/>time_t <text:s text:c="9"/>msg_rtime; <text:s text:c="3"/>/* Time of last msgrcv(2) */ </text:p>
      <text:p text:style-name="P20"><text:s text:c="15"/>time_t <text:s text:c="9"/>msg_ctime; <text:s text:c="3"/>/* Time of last change */ </text:p>
      <text:p text:style-name="P20"><text:s text:c="15"/>unsigned long <text:s text:c="2"/>__msg_cbytes; /* Current number of bytes in </text:p>
      <text:p text:style-name="P20"><text:s text:c="48"/>queue (nonstandard) */ </text:p>
      <text:p text:style-name="P20"><text:s text:c="15"/>msgqnum_t <text:s text:c="6"/>msg_qnum; <text:s text:c="4"/>/* Current number of messages </text:p>
      <text:p text:style-name="P20"><text:s text:c="48"/>in queue */ </text:p>
      <text:p text:style-name="P20"><text:soft-page-break/><text:s text:c="15"/>msglen_t <text:s text:c="7"/>msg_qbytes; <text:s text:c="2"/>/* Maximum number of bytes </text:p>
      <text:p text:style-name="P20"><text:s text:c="48"/>allowed in queue */ </text:p>
      <text:p text:style-name="P20"><text:s text:c="15"/>pid_t <text:s text:c="10"/>msg_lspid; <text:s text:c="3"/>/* PID of last msgsnd(2) */ </text:p>
      <text:p text:style-name="P20"><text:s text:c="15"/>pid_t <text:s text:c="10"/>msg_lrpid; <text:s text:c="3"/>/* PID of last msgrcv(2) */ </text:p>
      <text:p text:style-name="P20">};</text:p>
      <text:p text:style-name="P7"><text:span text:style-name="T22">消息队列是消息的链接表，存放在内核中并由消息队列标识符标识。msgget用于创建一个新队列或打开一个现存的队列。msgsnd将新消息添加到队列尾端。msgrcv用于从队列中取消息。每个消息队列都有一个msqid_</text:span><text:span text:style-name="T23">dt结构与其相关联，msgctl函数则可以对消息队列的这种结构进行操作</text:span><text:span text:style-name="T24">。</text:span></text:p>
      <text:p text:style-name="P7"><text:span text:style-name="T24">下面例子说明消息队列的用法</text:span><text:span text:style-name="T61">，msgsnd.c发送消息，msgrcv.c接收消息</text:span><text:span text:style-name="T62">，当输入“quit”时结束</text:span><text:span text:style-name="T61">。</text:span></text:p>
      <text:p text:style-name="P22">// msgsnd.c </text:p>
      <text:p text:style-name="P22">#include &lt;stdio.h&gt; </text:p>
      <text:p text:style-name="P22">#include &lt;stdlib.h&gt; </text:p>
      <text:p text:style-name="P22">#include &lt;stdbool.h&gt; </text:p>
      <text:p text:style-name="P22">#include &lt;string.h&gt; </text:p>
      <text:p text:style-name="P22">#include &lt;errno.h&gt; </text:p>
      <text:p text:style-name="P22">#include &lt;sys/msg.h&gt; </text:p>
      <text:p text:style-name="P22">#include &lt;unistd.h&gt; </text:p>
      <text:p text:style-name="P22"/>
      <text:p text:style-name="P22">struct msg_st </text:p>
      <text:p text:style-name="P22">{ </text:p>
      <text:p text:style-name="P22"><text:s text:c="4"/>long int msg_type; </text:p>
      <text:p text:style-name="P22"><text:s text:c="4"/>char text[BUFSIZ]; </text:p>
      <text:p text:style-name="P22">}; </text:p>
      <text:p text:style-name="P22"/>
      <text:p text:style-name="P22">int main(void) </text:p>
      <text:p text:style-name="P22">{ </text:p>
      <text:p text:style-name="P22"><text:s text:c="4"/>struct msg_st data; </text:p>
      <text:p text:style-name="P22"><text:s text:c="4"/>data.msg_type = 1; </text:p>
      <text:p text:style-name="P22"><text:s text:c="4"/>char buf[BUFSIZ]; </text:p>
      <text:p text:style-name="P22"><text:s text:c="4"/>key_t akey = 1000; </text:p>
      <text:p text:style-name="P22"><text:s text:c="4"/>int msgid = -1; </text:p>
      <text:p text:style-name="P22"><text:s text:c="4"/>bool running = true; </text:p>
      <text:p text:style-name="P22"><text:soft-page-break/><text:s/></text:p>
      <text:p text:style-name="P22"><text:s text:c="4"/>// create message queue </text:p>
      <text:p text:style-name="P22"><text:s text:c="4"/>msgid = msgget(akey, 0666 | IPC_CREAT); </text:p>
      <text:p text:style-name="P22"><text:s text:c="4"/>if (-1 == msgid) { </text:p>
      <text:p text:style-name="P22"><text:s text:c="8"/>fprintf(stderr, "msgget failed with error: %d\n", errno); </text:p>
      <text:p text:style-name="P22"><text:s text:c="8"/>exit(EXIT_FAILURE); </text:p>
      <text:p text:style-name="P22"><text:s text:c="4"/>} </text:p>
      <text:p text:style-name="P22"/>
      <text:p text:style-name="P22"><text:s text:c="4"/>// loop for sending data to message queue </text:p>
      <text:p text:style-name="P22"><text:s text:c="4"/>while (running) { </text:p>
      <text:p text:style-name="P22"><text:s text:c="8"/>printf("Input text: "); </text:p>
      <text:p text:style-name="P22"><text:s text:c="8"/>fgets(buf, BUFSIZ, stdin); </text:p>
      <text:p text:style-name="P22"><text:s text:c="8"/>strcpy(data.text, buf); </text:p>
      <text:p text:style-name="P22"><text:s text:c="8"/>// send data </text:p>
      <text:p text:style-name="P22"><text:s text:c="8"/>if (-1 == msgsnd(msgid, (void*)&amp;data, BUFSIZ, 0)) </text:p>
      <text:p text:style-name="P22"><text:s text:c="8"/>{ </text:p>
      <text:p text:style-name="P22"><text:s text:c="12"/>fprintf(stderr, "msgsnd failed\n"); </text:p>
      <text:p text:style-name="P22"><text:s text:c="12"/>exit(EXIT_FAILURE); </text:p>
      <text:p text:style-name="P22"><text:s text:c="8"/>} </text:p>
      <text:p text:style-name="P22"><text:s text:c="8"/>// input "quit" to finish </text:p>
      <text:p text:style-name="P22"><text:s text:c="8"/>if(0 == strncmp(buf, "quit", 4)) { </text:p>
      <text:p text:style-name="P22"><text:s text:c="12"/>running = false; </text:p>
      <text:p text:style-name="P22"><text:s text:c="8"/>} </text:p>
      <text:p text:style-name="P22"><text:s text:c="8"/>sleep(1); </text:p>
      <text:p text:style-name="P22"><text:s text:c="4"/>} </text:p>
      <text:p text:style-name="P22"/>
      <text:p text:style-name="P22"><text:s text:c="4"/>exit(EXIT_SUCCESS); </text:p>
      <text:p text:style-name="P22">} </text:p>
      <text:p text:style-name="P22"/>
      <text:p text:style-name="P22">// msgrcv.c </text:p>
      <text:p text:style-name="P22">#include &lt;stdio.h&gt; </text:p>
      <text:p text:style-name="P22">#include &lt;stdlib.h&gt; </text:p>
      <text:p text:style-name="P22">#include &lt;stdbool.h&gt; </text:p>
      <text:p text:style-name="P22">#include &lt;string.h&gt; </text:p>
      <text:p text:style-name="P22"><text:soft-page-break/>#include &lt;errno.h&gt; </text:p>
      <text:p text:style-name="P22">#include &lt;sys/msg.h&gt; </text:p>
      <text:p text:style-name="P22">#include &lt;unistd.h&gt; </text:p>
      <text:p text:style-name="P22"/>
      <text:p text:style-name="P22">struct msg_st </text:p>
      <text:p text:style-name="P22">{ </text:p>
      <text:p text:style-name="P22"><text:s text:c="4"/>long int msg_type; </text:p>
      <text:p text:style-name="P22"><text:s text:c="4"/>char text[BUFSIZ]; </text:p>
      <text:p text:style-name="P22">}; </text:p>
      <text:p text:style-name="P22"/>
      <text:p text:style-name="P22">int main(void) </text:p>
      <text:p text:style-name="P22">{ </text:p>
      <text:p text:style-name="P22"/>
      <text:p text:style-name="P22"><text:s text:c="4"/>struct msg_st data; </text:p>
      <text:p text:style-name="P22"><text:s text:c="4"/>data.msg_type = 0; </text:p>
      <text:p text:style-name="P22"><text:s text:c="4"/>key_t akey = 1000; </text:p>
      <text:p text:style-name="P22"><text:s text:c="4"/>int msgid = -1; </text:p>
      <text:p text:style-name="P22"><text:s text:c="4"/>bool running = true; </text:p>
      <text:p text:style-name="P22"/>
      <text:p text:style-name="P22"><text:s text:c="4"/>// create messge queue </text:p>
      <text:p text:style-name="P22"><text:s text:c="4"/>msgid = msgget(akey, 0666 | IPC_CREAT); </text:p>
      <text:p text:style-name="P22"><text:s text:c="4"/>if (-1 == msgid) { </text:p>
      <text:p text:style-name="P22"><text:s text:c="8"/>fprintf(stderr, "msgget failed with error: %d\n", errno); </text:p>
      <text:p text:style-name="P22"><text:s text:c="8"/>exit(EXIT_FAILURE); </text:p>
      <text:p text:style-name="P22"><text:s text:c="4"/>} </text:p>
      <text:p text:style-name="P22"/>
      <text:p text:style-name="P22"><text:s text:c="4"/>// loop for getting data from message queue </text:p>
      <text:p text:style-name="P22"><text:s text:c="4"/>while (running) { </text:p>
      <text:p text:style-name="P22"><text:s text:c="8"/>// receive data </text:p>
      <text:p text:style-name="P22"><text:s text:c="8"/>if(-1 == msgrcv(msgid, (void*)&amp;data, BUFSIZ, data.msg_type, 0)) </text:p>
      <text:p text:style-name="P22"><text:s text:c="8"/>{ </text:p>
      <text:p text:style-name="P22"><text:s text:c="12"/>fprintf(stderr, "msgrcv failed with errno: %d\n", errno); </text:p>
      <text:p text:style-name="P22"><text:s text:c="12"/>exit(EXIT_FAILURE); </text:p>
      <text:p text:style-name="P22"><text:s text:c="8"/>} </text:p>
      <text:p text:style-name="P22"><text:soft-page-break/><text:s text:c="8"/>printf("Receive text: %s\n",data.text); </text:p>
      <text:p text:style-name="P22"><text:s text:c="8"/>// receive "quit" to finish </text:p>
      <text:p text:style-name="P22"><text:s text:c="8"/>if(0 == strncmp(data.text, "quit", 4)) { </text:p>
      <text:p text:style-name="P22"><text:s text:c="12"/>running = false; </text:p>
      <text:p text:style-name="P22"><text:s text:c="8"/>} </text:p>
      <text:p text:style-name="P22"><text:s text:c="4"/>} </text:p>
      <text:p text:style-name="P22"/>
      <text:p text:style-name="P22"><text:s text:c="4"/>// delete message queue </text:p>
      <text:p text:style-name="P22"><text:s text:c="4"/>if (-1 == msgctl(msgid, IPC_RMID, 0)) </text:p>
      <text:p text:style-name="P22"><text:s text:c="4"/>{ </text:p>
      <text:p text:style-name="P22"><text:s text:c="8"/>fprintf(stderr, "msgctl(IPC_RMID) failed\n"); </text:p>
      <text:p text:style-name="P22"><text:s text:c="8"/>exit(EXIT_FAILURE); </text:p>
      <text:p text:style-name="P22"><text:s text:c="4"/>} </text:p>
      <text:p text:style-name="P22"/>
      <text:p text:style-name="P22"><text:s text:c="4"/>exit(EXIT_SUCCESS); </text:p>
      <text:p text:style-name="P22">} </text:p>
      <text:p text:style-name="P14">3、信号量</text:p>
      <text:p text:style-name="P23">#include &lt;sys/types.h&gt; </text:p>
      <text:p text:style-name="P23">#include &lt;sys/ipc.h&gt; </text:p>
      <text:p text:style-name="P23">#include &lt;sys/sem.h&gt; </text:p>
      <text:p text:style-name="P23"/>
      <text:p text:style-name="P23">int semget(key_t key, int nsems, int semflg);</text:p>
      <text:p text:style-name="P24">int semctl(int semid, int semnum, int cmd, ...); </text:p>
      <text:p text:style-name="P25">int semop(int semid, struct sembuf *sops, unsigned nsops);</text:p>
      <text:p text:style-name="P8"><text:span text:style-name="T25">信号量是一个计数器</text:span><text:span text:style-name="T26">，用于多进程对共享数据对象的访问。为了获得共享资源</text:span><text:span text:style-name="T27">，进程需要执行下列操作：</text:span></text:p>
      <text:p text:style-name="P9"><text:span text:style-name="T28">（1）测试控制该资源的信号量</text:span><text:span text:style-name="T29">。</text:span></text:p>
      <text:p text:style-name="P10"><text:span text:style-name="T29">（2）若此信号量的值为正</text:span><text:span text:style-name="T30">，则进程可以使用该资源，进程将信号量值减1，表示它使用了一个资源单位</text:span><text:span text:style-name="T31">。</text:span></text:p>
      <text:p text:style-name="P11"><text:span text:style-name="T32">（3）若此信号量的值为</text:span><text:span text:style-name="T33">0，则进程进入休眠状态</text:span><text:span text:style-name="T34">，直至信号量值大于0，进程被唤醒后</text:span><text:span text:style-name="T35">，它返回第</text:span><text:span text:style-name="T36">（1）步。</text:span></text:p>
      <text:p text:style-name="P11"><text:span text:style-name="T36">当进程不再使用由一个信号量控制的共享资源时</text:span><text:span text:style-name="T37">，该信号量值增1，如果有进程正在休眠等待此信号量，则唤醒它们。为了正确地实现信号量</text:span><text:span text:style-name="T38">，信号量值的测试及减1操作应当是原子操作，为此，信号量通常是在内核中实现的。常用</text:span><text:soft-page-break/><text:span text:style-name="T38">的信号量形式被成为二元信号量或双态信号量</text:span><text:span text:style-name="T39">，它控制单个资源，初始值为1，但是一般而言</text:span><text:span text:style-name="T40">，信号量的初值可以是任一正值，该值说明有多少个共享资源单位是在内核中实现的。</text:span></text:p>
      <text:p text:style-name="P1">semop函数是个原子操作<text:span text:style-name="T41">，自动执行信号量集合上的操作数组。</text:span></text:p>
      <text:p text:style-name="P1"><text:span text:style-name="T41">如果拿带undo</text:span><text:span text:style-name="T47">（SEM_UNDO标志</text:span><text:span text:style-name="T48">，进程终止时内核检查尚未处理的信号量调整值并作对应的处理</text:span><text:span text:style-name="T47">）</text:span><text:span text:style-name="T41">的信号量与记录锁比较</text:span><text:span text:style-name="T42">，在Linux上</text:span><text:span text:style-name="T43">，记录锁耗时较长</text:span><text:span text:style-name="T44">。虽然记录锁慢于信号量锁</text:span><text:span text:style-name="T45">，但如果只需锁一个资源</text:span><text:span text:style-name="T46">（例如共享存储）并且不需要使用信号量的所有花哨的功能，则宁可使用记录锁。理由是使用简易，且进程终止时系统会处理任何遗留下来的锁。</text:span></text:p>
      <text:p text:style-name="P32"><text:span text:style-name="T63">先来看一个不使用信号量的例子：</text:span></text:p>
      <text:p text:style-name="P37"><text:span text:style-name="T64">// semaphore2.c</text:span></text:p>
      <text:p text:style-name="P37"><text:span text:style-name="T64">#include &lt;stdio.h&gt;</text:span></text:p>
      <text:p text:style-name="P37"><text:span text:style-name="T64">#include &lt;stdlib.h&gt;</text:span></text:p>
      <text:p text:style-name="P37"><text:span text:style-name="T64"></text:span></text:p>
      <text:p text:style-name="P37"><text:span text:style-name="T64">int main(int argc, char *argv[])</text:span></text:p>
      <text:p text:style-name="P37"><text:span text:style-name="T64">{</text:span></text:p>
      <text:p text:style-name="P37"><text:span text:style-name="T64"><text:tab/>char message = 'X';</text:span></text:p>
      <text:p text:style-name="P37"><text:span text:style-name="T64"><text:tab/>int i = 0;<text:tab/></text:span></text:p>
      <text:p text:style-name="P37"><text:span text:style-name="T64"></text:span></text:p>
      <text:p text:style-name="P37"><text:span text:style-name="T64"><text:tab/>if (argc &gt; 1) {</text:span></text:p>
      <text:p text:style-name="P37"><text:span text:style-name="T64"><text:tab/><text:tab/>message = argv[1][0];</text:span></text:p>
      <text:p text:style-name="P37"><text:span text:style-name="T64"><text:tab/>}</text:span></text:p>
      <text:p text:style-name="P37"><text:span text:style-name="T64"></text:span></text:p>
      <text:p text:style-name="P37"><text:span text:style-name="T64"><text:tab/>for (i = 0; i &lt; 10; ++i) {</text:span></text:p>
      <text:p text:style-name="P37"><text:span text:style-name="T64"><text:tab/><text:tab/>printf("%c", message);</text:span></text:p>
      <text:p text:style-name="P37"><text:span text:style-name="T64"><text:tab/><text:tab/>fflush(stdout);</text:span></text:p>
      <text:p text:style-name="P37"><text:span text:style-name="T64"><text:tab/><text:tab/>sleep(rand() % 3);</text:span></text:p>
      <text:p text:style-name="P37"><text:span text:style-name="T64"><text:tab/><text:tab/>printf("%c", message);</text:span></text:p>
      <text:p text:style-name="P37"><text:span text:style-name="T64"><text:tab/><text:tab/>fflush(stdout);</text:span></text:p>
      <text:p text:style-name="P37"><text:span text:style-name="T64"><text:tab/><text:tab/>sleep(rand() % 3);</text:span></text:p>
      <text:p text:style-name="P37"><text:span text:style-name="T64"><text:tab/>}</text:span></text:p>
      <text:p text:style-name="P37"><text:span text:style-name="T64"></text:span></text:p>
      <text:p text:style-name="P37"><text:span text:style-name="T64"><text:tab/>sleep(10);</text:span></text:p>
      <text:p text:style-name="P37"><text:span text:style-name="T64"><text:tab/>printf("\n%d - finished\n", getpid());</text:span></text:p>
      <text:p text:style-name="P37"><text:soft-page-break/><text:span text:style-name="T64"></text:span></text:p>
      <text:p text:style-name="P37"><text:span text:style-name="T64"><text:tab/>exit(EXIT_SUCCESS);</text:span></text:p>
      <text:p text:style-name="P37"><text:span text:style-name="T64">}</text:span></text:p>
      <text:p text:style-name="P31">编译运行：</text:p>
      <text:p text:style-name="P37"><text:span text:style-name="T64">$gcc -o sem semaphore2.c</text:span></text:p>
      <text:p text:style-name="P38"><text:span text:style-name="T65">$./sem A &amp; ./sem</text:span></text:p>
      <text:p text:style-name="P39"><text:span text:style-name="T66">[1] 5647</text:span></text:p>
      <text:p text:style-name="P39"><text:span text:style-name="T66">AXAXAXAXXAAXAXAXAAXXAXXAXAAXAXAXAXAXAXXA</text:span></text:p>
      <text:p text:style-name="P39"><text:span text:style-name="T66"></text:span></text:p>
      <text:p text:style-name="P39"><text:span text:style-name="T66">5648 - finished</text:span></text:p>
      <text:p text:style-name="P39"><text:span text:style-name="T66">5647 - finished</text:span></text:p>
      <text:p text:style-name="P39"><text:span text:style-name="T66">[1]+ <text:s/>Done <text:s text:c="19"/>./sem A</text:span></text:p>
      <text:p text:style-name="P33"><text:span text:style-name="T67">一个进程在for循环中连续两次输出A，并启动到后台运行，另一个进程在for循环中连续两次输出X，从上面的结果可以看出，它们相互竞争，结果是乱序的，并不是两个连续的A或者X，下面用信号量改写上面的例子：</text:span></text:p>
      <text:p text:style-name="P40"><text:span text:style-name="T68">#include &lt;unistd.h&gt;</text:span></text:p>
      <text:p text:style-name="P40"><text:span text:style-name="T68">#include &lt;sys/types.h&gt;</text:span></text:p>
      <text:p text:style-name="P40"><text:span text:style-name="T68">#include &lt;sys/stat.h&gt;</text:span></text:p>
      <text:p text:style-name="P40"><text:span text:style-name="T68">#include &lt;fcntl.h&gt;</text:span></text:p>
      <text:p text:style-name="P40"><text:span text:style-name="T68">#include &lt;stdlib.h&gt;</text:span></text:p>
      <text:p text:style-name="P40"><text:span text:style-name="T68">#include &lt;stdio.h&gt;</text:span></text:p>
      <text:p text:style-name="P40"><text:span text:style-name="T68">#include &lt;string.h&gt;</text:span></text:p>
      <text:p text:style-name="P40"><text:span text:style-name="T68">#include &lt;sys/sem.h&gt;</text:span></text:p>
      <text:p text:style-name="P40"><text:span text:style-name="T68"></text:span></text:p>
      <text:p text:style-name="P40"><text:span text:style-name="T68">union semun</text:span></text:p>
      <text:p text:style-name="P40"><text:span text:style-name="T68">{</text:span></text:p>
      <text:p text:style-name="P40"><text:span text:style-name="T68"><text:tab/>int val;</text:span></text:p>
      <text:p text:style-name="P40"><text:span text:style-name="T68"><text:tab/>struct semid_ds *buf;</text:span></text:p>
      <text:p text:style-name="P40"><text:span text:style-name="T68"><text:tab/>unsigned short *arry;</text:span></text:p>
      <text:p text:style-name="P40"><text:span text:style-name="T68">};</text:span></text:p>
      <text:p text:style-name="P40"><text:span text:style-name="T68"></text:span></text:p>
      <text:p text:style-name="P40"><text:span text:style-name="T68">static int sem_id = 0;</text:span></text:p>
      <text:p text:style-name="P40"><text:span text:style-name="T68"></text:span></text:p>
      <text:p text:style-name="P40"><text:span text:style-name="T68">int main(int argc, char *argv[])</text:span></text:p>
      <text:p text:style-name="P40"><text:soft-page-break/><text:span text:style-name="T68">{</text:span></text:p>
      <text:p text:style-name="P40"><text:span text:style-name="T68"><text:tab/>key_t akey = 1000;</text:span></text:p>
      <text:p text:style-name="P40"><text:span text:style-name="T68"><text:tab/>char message = 'X';</text:span></text:p>
      <text:p text:style-name="P40"><text:span text:style-name="T68"><text:tab/>int i = 0;</text:span></text:p>
      <text:p text:style-name="P40"><text:span text:style-name="T68"></text:span></text:p>
      <text:p text:style-name="P40"><text:span text:style-name="T68"><text:tab/>// create semaphore</text:span></text:p>
      <text:p text:style-name="P40"><text:span text:style-name="T68"><text:tab/>sem_id = semget(akey, 1, 0666 | IPC_CREAT);</text:span></text:p>
      <text:p text:style-name="P40"><text:span text:style-name="T68"><text:tab/>if (-1 == sem_id) {</text:span></text:p>
      <text:p text:style-name="P40"><text:span text:style-name="T68"><text:tab/><text:tab/>fprintf(stderr, "Failed to create semaphore\n");</text:span></text:p>
      <text:p text:style-name="P40"><text:span text:style-name="T68"><text:tab/><text:tab/>exit(EXIT_FAILURE);</text:span></text:p>
      <text:p text:style-name="P40"><text:span text:style-name="T68"><text:tab/>}</text:span></text:p>
      <text:p text:style-name="P40"><text:span text:style-name="T68"></text:span></text:p>
      <text:p text:style-name="P40"><text:span text:style-name="T68"><text:tab/>if (argc &gt; 1) {</text:span></text:p>
      <text:p text:style-name="P40"><text:span text:style-name="T68"><text:tab/><text:tab/>// semaphore initialization, must</text:span></text:p>
      <text:p text:style-name="P40"><text:span text:style-name="T68"><text:tab/><text:tab/>union semun sem_union;</text:span></text:p>
      <text:p text:style-name="P40"><text:span text:style-name="T68"><text:tab/><text:tab/>sem_union.val = 1;</text:span></text:p>
      <text:p text:style-name="P40"><text:span text:style-name="T68"><text:tab/><text:tab/>if (-1 == semctl(sem_id, 0, SETVAL, sem_union)) {</text:span></text:p>
      <text:p text:style-name="P40"><text:span text:style-name="T68"><text:tab/><text:tab/><text:tab/>fprintf(stderr, "Failed to initialize semaphore\n");</text:span></text:p>
      <text:p text:style-name="P40"><text:span text:style-name="T68"><text:tab/><text:tab/><text:tab/>exit(EXIT_FAILURE);</text:span></text:p>
      <text:p text:style-name="P40"><text:span text:style-name="T68"><text:tab/><text:tab/>}</text:span></text:p>
      <text:p text:style-name="P40"><text:span text:style-name="T68"></text:span></text:p>
      <text:p text:style-name="P40"><text:span text:style-name="T68"><text:tab/><text:tab/>message = argv[1][0];</text:span></text:p>
      <text:p text:style-name="P40"><text:span text:style-name="T68"><text:tab/><text:tab/>sleep(1);</text:span></text:p>
      <text:p text:style-name="P40"><text:span text:style-name="T68"><text:tab/>}</text:span></text:p>
      <text:p text:style-name="P40"><text:span text:style-name="T68"></text:span></text:p>
      <text:p text:style-name="P40"><text:span text:style-name="T68"><text:tab/>for (i = 0; i &lt; 10; ++i) {</text:span></text:p>
      <text:p text:style-name="P40"><text:span text:style-name="T68"><text:tab/><text:tab/>// go into critical zone</text:span></text:p>
      <text:p text:style-name="P40"><text:span text:style-name="T68"><text:tab/><text:tab/>struct sembuf sem_i;</text:span></text:p>
      <text:p text:style-name="P40"><text:span text:style-name="T68"><text:tab/><text:tab/>sem_i.sem_num = 0;</text:span></text:p>
      <text:p text:style-name="P40"><text:span text:style-name="T68"><text:tab/><text:tab/>sem_i.sem_op = -1;</text:span></text:p>
      <text:p text:style-name="P40"><text:span text:style-name="T68"><text:tab/><text:tab/>sem_i.sem_flg = SEM_UNDO;</text:span></text:p>
      <text:p text:style-name="P40"><text:span text:style-name="T68"><text:tab/><text:tab/>if (-1 == semop(sem_id, &amp;sem_i, 1))</text:span></text:p>
      <text:p text:style-name="P40"><text:span text:style-name="T68"><text:tab/><text:tab/>{</text:span></text:p>
      <text:p text:style-name="P40"><text:span text:style-name="T68"><text:tab/><text:tab/><text:tab/>perror("semop in failed\n");</text:span></text:p>
      <text:p text:style-name="P40"><text:soft-page-break/><text:span text:style-name="T68"><text:tab/><text:tab/><text:tab/>exit(EXIT_FAILURE);</text:span></text:p>
      <text:p text:style-name="P40"><text:span text:style-name="T68"><text:tab/><text:tab/>}</text:span></text:p>
      <text:p text:style-name="P40"><text:span text:style-name="T68"></text:span></text:p>
      <text:p text:style-name="P40"><text:span text:style-name="T68"><text:tab/><text:tab/>printf("%c", message);</text:span></text:p>
      <text:p text:style-name="P40"><text:span text:style-name="T68"><text:tab/><text:tab/>fflush(stdout);</text:span></text:p>
      <text:p text:style-name="P40"><text:span text:style-name="T68"><text:tab/><text:tab/>sleep(rand() % 3);</text:span></text:p>
      <text:p text:style-name="P40"><text:span text:style-name="T68"><text:tab/><text:tab/>printf("%c", message);</text:span></text:p>
      <text:p text:style-name="P40"><text:span text:style-name="T68"><text:tab/><text:tab/>fflush(stdout);</text:span></text:p>
      <text:p text:style-name="P40"><text:span text:style-name="T68"><text:tab/><text:tab/></text:span></text:p>
      <text:p text:style-name="P40"><text:span text:style-name="T68"><text:tab/><text:tab/>// leave critical zone</text:span></text:p>
      <text:p text:style-name="P40"><text:span text:style-name="T68"><text:tab/><text:tab/>struct sembuf sem_o;</text:span></text:p>
      <text:p text:style-name="P40"><text:span text:style-name="T68"><text:tab/><text:tab/>sem_o.sem_num = 0;</text:span></text:p>
      <text:p text:style-name="P40"><text:span text:style-name="T68"><text:tab/><text:tab/>sem_o.sem_op = 1;</text:span></text:p>
      <text:p text:style-name="P40"><text:span text:style-name="T68"><text:tab/><text:tab/>sem_o.sem_flg = SEM_UNDO;</text:span></text:p>
      <text:p text:style-name="P40"><text:span text:style-name="T68"><text:tab/><text:tab/>if (-1 == semop(sem_id, &amp;sem_o, 1)) {</text:span></text:p>
      <text:p text:style-name="P40"><text:span text:style-name="T68"><text:tab/><text:tab/><text:tab/>perror("semop out failed\n");</text:span></text:p>
      <text:p text:style-name="P40"><text:span text:style-name="T68"><text:tab/><text:tab/><text:tab/>exit(EXIT_FAILURE);</text:span></text:p>
      <text:p text:style-name="P40"><text:span text:style-name="T68"><text:tab/><text:tab/>}</text:span></text:p>
      <text:p text:style-name="P40"><text:span text:style-name="T68"></text:span></text:p>
      <text:p text:style-name="P40"><text:span text:style-name="T68"><text:tab/><text:tab/>sleep(rand() % 3);</text:span></text:p>
      <text:p text:style-name="P40"><text:span text:style-name="T68"><text:tab/>}</text:span></text:p>
      <text:p text:style-name="P40"><text:span text:style-name="T68"></text:span></text:p>
      <text:p text:style-name="P40"><text:span text:style-name="T68"><text:tab/>sleep(10);</text:span></text:p>
      <text:p text:style-name="P40"><text:span text:style-name="T68"><text:tab/>printf("\n%d - finished\n", getpid());</text:span></text:p>
      <text:p text:style-name="P40"><text:span text:style-name="T68"></text:span></text:p>
      <text:p text:style-name="P40"><text:span text:style-name="T68"><text:tab/>if (argc &gt; 1) {</text:span></text:p>
      <text:p text:style-name="P40"><text:span text:style-name="T68"><text:tab/><text:tab/>// delete samaphore</text:span></text:p>
      <text:p text:style-name="P40"><text:span text:style-name="T68"><text:tab/><text:tab/>sleep(3);</text:span></text:p>
      <text:p text:style-name="P40"><text:span text:style-name="T68"><text:tab/><text:tab/>union semun sem_union;</text:span></text:p>
      <text:p text:style-name="P40"><text:span text:style-name="T68"><text:tab/><text:tab/>if (-1 == semctl(sem_id, 0, IPC_RMID, sem_union)) {</text:span></text:p>
      <text:p text:style-name="P40"><text:span text:style-name="T68"><text:tab/><text:tab/><text:tab/>fprintf(stderr, "Failed to delete semaphore\n");</text:span></text:p>
      <text:p text:style-name="P40"><text:span text:style-name="T68"><text:tab/><text:tab/>}</text:span></text:p>
      <text:p text:style-name="P40"><text:span text:style-name="T68"><text:tab/>}</text:span></text:p>
      <text:p text:style-name="P40"><text:span text:style-name="T68"></text:span></text:p>
      <text:p text:style-name="P40"><text:soft-page-break/><text:span text:style-name="T68"><text:tab/>exit(EXIT_SUCCESS);</text:span></text:p>
      <text:p text:style-name="P40"><text:span text:style-name="T68">}</text:span></text:p>
      <text:p text:style-name="P34"><text:span text:style-name="T68">执行结果如下：</text:span></text:p>
      <text:p text:style-name="P35"><text:span text:style-name="T69">XXAAXXAAXXAAXXAAXXAAXXAAXXAAXXAAXXXXAAAA</text:span></text:p>
      <text:p text:style-name="P35"><text:span text:style-name="T69">可见，使用了信号量，输出结果符合预期，两个A或者</text:span><text:span text:style-name="T70">两个X连在了一起</text:span><text:span text:style-name="T69">。</text:span></text:p>
      <text:p text:style-name="P15">4、共享存储</text:p>
      <text:p text:style-name="P26">#include &lt;sys/ipc.h&gt; </text:p>
      <text:p text:style-name="P26">#include &lt;sys/shm.h&gt; </text:p>
      <text:p text:style-name="P26"/>
      <text:p text:style-name="P26">int shmget(key_t key, size_t size, int shmflg);</text:p>
      <text:p text:style-name="P27">int shmctl(int shmid, int cmd, struct shmid_ds *buf);</text:p>
      <text:p text:style-name="P28">void *shmat(int shmid, const void *shmaddr, int shmflg);</text:p>
      <text:p text:style-name="P29">int shmdt(const void *shmaddr);</text:p>
      <text:p text:style-name="P12"><text:span text:style-name="T49">共享存储允许两个或多个进程共享一给定的存储区</text:span><text:span text:style-name="T56">，</text:span><text:span text:style-name="T50">因为数据不需要在客户进程和服务器进程之间复制</text:span><text:span text:style-name="T51">，所以这是最快的一种IPC。使用共享存储时需要掌握的唯一窍门是多个进程之间对一给定存储区的同步访问</text:span><text:span text:style-name="T57">，</text:span><text:span text:style-name="T52">若服务器进程正在将数据放入共享存储区</text:span><text:span text:style-name="T53">，则在它做完这一操作之前</text:span><text:span text:style-name="T54">，客户进程不应当去取这些数据</text:span><text:span text:style-name="T55">，通常，信号量被用来实现对共享存储访问的同步。</text:span></text:p>
      <text:p text:style-name="P13"><text:span text:style-name="T55">shmat函数用于将共享存储段连接到调用进程指定的地址shmaddr上</text:span><text:span text:style-name="T59">，但一般应指定</text:span><text:span text:style-name="T55">shmaddr</text:span><text:span text:style-name="T59">为0，内核会自动选择合适的地址</text:span><text:span text:style-name="T58">。当对共享存储段的操作已经结束时</text:span><text:span text:style-name="T60">，则调用shmdt脱接该段。</text:span></text:p>
      <text:p text:style-name="P41"><text:span text:style-name="T71">#include &lt;fcntl.h&gt;</text:span></text:p>
      <text:p text:style-name="P41"><text:span text:style-name="T71">#include &lt;stdlib.h&gt;</text:span></text:p>
      <text:p text:style-name="P41"><text:span text:style-name="T71">#include &lt;stdio.h&gt;</text:span></text:p>
      <text:p text:style-name="P41"><text:span text:style-name="T71">#include &lt;string.h&gt;</text:span></text:p>
      <text:p text:style-name="P41"><text:span text:style-name="T71">#include &lt;sys/shm.h&gt;</text:span></text:p>
      <text:p text:style-name="P41"><text:span text:style-name="T71"></text:span></text:p>
      <text:p text:style-name="P41"><text:span text:style-name="T71">#define SIZE 1024</text:span></text:p>
      <text:p text:style-name="P41"><text:span text:style-name="T71">#define exit_err(str) do { perror(str); exit(EXIT_FAILURE); } while (0);</text:span></text:p>
      <text:p text:style-name="P41"><text:span text:style-name="T71">#define uint32 unsigned long</text:span></text:p>
      <text:p text:style-name="P41"><text:span text:style-name="T71"></text:span></text:p>
      <text:p text:style-name="P41"><text:span text:style-name="T71">int main(void)</text:span></text:p>
      <text:p text:style-name="P41"><text:span text:style-name="T71">{</text:span></text:p>
      <text:p text:style-name="P41"><text:span text:style-name="T71"><text:tab/>int shmid;</text:span></text:p>
      <text:p text:style-name="P41"><text:soft-page-break/><text:span text:style-name="T71"><text:tab/>char *shmptr;</text:span></text:p>
      <text:p text:style-name="P41"><text:span text:style-name="T71"><text:tab/>key_t key;</text:span></text:p>
      <text:p text:style-name="P41"><text:span text:style-name="T71"><text:tab/>pid_t pid;</text:span></text:p>
      <text:p text:style-name="P41"><text:span text:style-name="T71"></text:span></text:p>
      <text:p text:style-name="P41"><text:span text:style-name="T71"><text:tab/>if ((pid = fork()) &lt; 0) {</text:span></text:p>
      <text:p text:style-name="P41"><text:span text:style-name="T71"><text:tab/><text:tab/>exit_err("fork error");</text:span></text:p>
      <text:p text:style-name="P41"><text:span text:style-name="T71"><text:tab/>}</text:span></text:p>
      <text:p text:style-name="P41"><text:span text:style-name="T71"></text:span></text:p>
      <text:p text:style-name="P41"><text:span text:style-name="T71"><text:tab/>if(0 == pid) {</text:span></text:p>
      <text:p text:style-name="P41"><text:span text:style-name="T71"><text:tab/><text:tab/>printf("child process\n");</text:span></text:p>
      <text:p text:style-name="P41"><text:span text:style-name="T71"></text:span></text:p>
      <text:p text:style-name="P41"><text:span text:style-name="T71"><text:tab/><text:tab/>if ((key = ftok("/dev/null", O_RDWR)) &lt; 0) {</text:span></text:p>
      <text:p text:style-name="P41"><text:span text:style-name="T71"><text:tab/><text:tab/><text:tab/>exit_err("ftok error");</text:span></text:p>
      <text:p text:style-name="P41"><text:span text:style-name="T71"><text:tab/><text:tab/>}</text:span></text:p>
      <text:p text:style-name="P41"><text:span text:style-name="T71"></text:span></text:p>
      <text:p text:style-name="P41"><text:span text:style-name="T71"><text:tab/><text:tab/>if ((shmid = shmget(key, SIZE, 0600 | IPC_CREAT)) &lt; 0) {</text:span></text:p>
      <text:p text:style-name="P41"><text:span text:style-name="T71"><text:tab/><text:tab/> <text:s text:c="3"/>exit_err("shmget error");</text:span></text:p>
      <text:p text:style-name="P41"><text:span text:style-name="T71"><text:tab/><text:tab/>}</text:span></text:p>
      <text:p text:style-name="P41"><text:span text:style-name="T71"></text:span></text:p>
      <text:p text:style-name="P41"><text:span text:style-name="T71"><text:tab/><text:tab/>if ((shmptr = (char*)shmat(shmid, 0, 0)) == (void*)-1) {</text:span></text:p>
      <text:p text:style-name="P41"><text:span text:style-name="T71"><text:tab/><text:tab/> <text:s text:c="2"/>exit_err("shmat error");</text:span></text:p>
      <text:p text:style-name="P41"><text:span text:style-name="T71"><text:tab/><text:tab/>}</text:span></text:p>
      <text:p text:style-name="P41"><text:span text:style-name="T71"></text:span></text:p>
      <text:p text:style-name="P41"><text:span text:style-name="T71"><text:tab/><text:tab/>sleep(1);</text:span></text:p>
      <text:p text:style-name="P41"><text:span text:style-name="T71"><text:tab/><text:tab/>printf("child pid is %d, share memory from %lx to %lx, content: %s\n",getpid(), (uint32)shmptr, (uint32)(shmptr + SIZE), shmptr);</text:span></text:p>
      <text:p text:style-name="P41"><text:span text:style-name="T71"><text:tab/><text:tab/>sleep(1);</text:span></text:p>
      <text:p text:style-name="P41"><text:span text:style-name="T71"></text:span></text:p>
      <text:p text:style-name="P41"><text:span text:style-name="T71"><text:tab/><text:tab/>if ((shmctl(shmid, IPC_RMID, 0) &lt; 0)) {</text:span></text:p>
      <text:p text:style-name="P41"><text:span text:style-name="T71"><text:tab/><text:tab/> <text:s text:c="4"/>exit_err("shmctl error");</text:span></text:p>
      <text:p text:style-name="P41"><text:span text:style-name="T71"><text:tab/><text:tab/>}</text:span></text:p>
      <text:p text:style-name="P41"><text:span text:style-name="T71"><text:tab/><text:tab/>exit(EXIT_SUCCESS);</text:span></text:p>
      <text:p text:style-name="P41"><text:span text:style-name="T71"><text:tab/>}</text:span></text:p>
      <text:p text:style-name="P41"><text:span text:style-name="T71"><text:tab/>else {</text:span></text:p>
      <text:p text:style-name="P41"><text:soft-page-break/><text:span text:style-name="T71"><text:tab/><text:tab/>printf("parent process\n");</text:span></text:p>
      <text:p text:style-name="P41"><text:span text:style-name="T71"></text:span></text:p>
      <text:p text:style-name="P41"><text:span text:style-name="T71"><text:tab/><text:tab/>if ((key = ftok("/dev/null", O_RDWR)) &lt; 0) {</text:span></text:p>
      <text:p text:style-name="P41"><text:span text:style-name="T71"><text:tab/><text:tab/> <text:s text:c="3"/>exit_err("ftok error"); <text:s text:c="3"/></text:span></text:p>
      <text:p text:style-name="P41"><text:span text:style-name="T71"><text:tab/><text:tab/>}</text:span></text:p>
      <text:p text:style-name="P41"><text:span text:style-name="T71"></text:span></text:p>
      <text:p text:style-name="P41"><text:span text:style-name="T71"><text:tab/><text:tab/>if ((shmid = shmget(key, SIZE, 0600 | IPC_CREAT | IPC_EXCL)) &lt; 0) {</text:span></text:p>
      <text:p text:style-name="P41"><text:span text:style-name="T71"><text:tab/><text:tab/> <text:s/>exit_err("shmget error");</text:span></text:p>
      <text:p text:style-name="P41"><text:span text:style-name="T71"><text:tab/><text:tab/>}</text:span></text:p>
      <text:p text:style-name="P41"><text:span text:style-name="T71"></text:span></text:p>
      <text:p text:style-name="P41"><text:span text:style-name="T71"><text:tab/><text:tab/>if((shmptr = (char*)shmat(shmid, 0, 0)) == (void*)-1) {</text:span></text:p>
      <text:p text:style-name="P41"><text:span text:style-name="T71"><text:tab/><text:tab/> <text:s/>exit_err("shmat error");</text:span></text:p>
      <text:p text:style-name="P41"><text:span text:style-name="T71"><text:tab/><text:tab/>}</text:span></text:p>
      <text:p text:style-name="P41"><text:span text:style-name="T71"></text:span></text:p>
      <text:p text:style-name="P41"><text:span text:style-name="T71"><text:tab/><text:tab/>memcpy(shmptr, "hello world", sizeof("hello world"));</text:span></text:p>
      <text:p text:style-name="P41"><text:span text:style-name="T71"><text:tab/><text:tab/>printf("parent pid is %d, share memory from %lx to %lx, content: %s\n",getpid(),(uint32)shmptr, (uint32)(shmptr + SIZE), shmptr);</text:span></text:p>
      <text:p text:style-name="P41"><text:span text:style-name="T71"><text:tab/>}</text:span></text:p>
      <text:p text:style-name="P41"><text:span text:style-name="T71"></text:span></text:p>
      <text:p text:style-name="P41"><text:span text:style-name="T71"><text:tab/>waitpid(pid, NULL, 0);</text:span></text:p>
      <text:p text:style-name="P41"><text:span text:style-name="T71"><text:tab/>exit(EXIT_SUCCESS);</text:span></text:p>
      <text:p text:style-name="P41"><text:span text:style-name="T71">}</text:span></text:p>
      <text:p text:style-name="P36"><text:span text:style-name="T71">执行结果如下：</text:span></text:p>
      <text:p text:style-name="P42"><text:span text:style-name="T72">parent process</text:span></text:p>
      <text:p text:style-name="P42"><text:span text:style-name="T72">parent pid is 7275, share memory from 7fb2ebf4a000 to 7fb2ebf4a400, content: hello world</text:span></text:p>
      <text:p text:style-name="P42"><text:span text:style-name="T72">child process</text:span></text:p>
      <text:p text:style-name="P42"><text:span text:style-name="T72">child pid is 7276, share memory from 7fb2ebf4a000 to 7fb2ebf4a400, content: hello world</text:span></text:p>
      <text:p text:style-name="P3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7-06T14:29:10</meta:creation-date>
    <meta:generator>LibreOffice/4.0.2.2$Linux_X86_64 LibreOffice_project/400m0$Build-2</meta:generator>
    <dc:date>2015-07-07T19:17:47</dc:date>
    <dc:creator>hanjunjie </dc:creator>
    <meta:editing-duration>PT4H34M17S</meta:editing-duration>
    <meta:editing-cycles>125</meta:editing-cycles>
    <meta:document-statistic meta:table-count="0" meta:image-count="0" meta:object-count="0" meta:page-count="15" meta:paragraph-count="379" meta:word-count="2686" meta:character-count="10695" meta:non-whitespace-character-count="8299"/>
  </office:meta>
</office:document-meta>
</file>